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dddddd" fo:wrap-option="wrap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none" fo:background-color="#dddddd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B9"/>
      <style:map style:condition="cell-content()&lt;1" style:apply-style-name="Untitled2" style:base-cell-address="Sheet1.B9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B10"/>
    </style:style>
    <style:style style:name="ce18" style:family="table-cell" style:parent-style-name="Default">
      <style:table-cell-properties fo:border-bottom="none" fo:background-color="#ffff99" fo:border-left="0.06pt solid #000000" fo:border-right="0.06pt solid #000000" fo:border-top="none"/>
    </style:style>
    <style:style style:name="ce19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8"/>
    </style:style>
    <style:style style:name="ce20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19"/>
    </style:style>
    <style:style style:name="ce21" style:family="table-cell" style:parent-style-name="Default" style:data-style-name="N3">
      <style:table-cell-properties fo:border-bottom="none" fo:background-color="#ffff99" fo:border-left="0.06pt solid #000000" fo:border-right="0.06pt solid #000000" fo:border-top="none"/>
    </style:style>
    <style:style style:name="ce22" style:family="table-cell" style:parent-style-name="Default" style:data-style-name="N3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B26"/>
    </style:style>
    <style:style style:name="ce24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</style:style>
    <style:style style:name="ce25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>
      <style:table-cell-properties fo:background-color="transparent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order-bottom="0.06pt solid #000000" fo:background-color="#ffff99" fo:border-left="0.06pt solid #000000" fo:border-right="0.06pt solid #000000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3"/>
    <style:style style:name="ce29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C9"/>
      <style:map style:condition="cell-content()&lt;1" style:apply-style-name="Untitled2" style:base-cell-address="Sheet1.C9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C10"/>
    </style:style>
    <style:style style:name="ce31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8"/>
    </style:style>
    <style:style style:name="ce32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19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C26"/>
    </style:style>
    <style:style style:name="ce34" style:family="table-cell" style:parent-style-name="Default" style:data-style-name="N3">
      <style:map style:condition="cell-content()&gt;[.C$35]" style:apply-style-name="Untitled1" style:base-cell-address="Sheet1.C41"/>
      <style:map style:condition="cell-content()&lt;[.C$35]" style:apply-style-name="Untitled2" style:base-cell-address="Sheet1.C41"/>
    </style:style>
    <style:style style:name="ce35" style:family="table-cell" style:parent-style-name="Default" style:data-style-name="N3">
      <style:map style:condition="cell-content()&gt;[.C$35]" style:apply-style-name="Untitled1" style:base-cell-address="Sheet1.C42"/>
      <style:map style:condition="cell-content()&lt;[.C$35]" style:apply-style-name="Untitled2" style:base-cell-address="Sheet1.C42"/>
    </style:style>
    <style:style style:name="ce36" style:family="table-cell" style:parent-style-name="Default" style:data-style-name="N3">
      <style:map style:condition="cell-content()&gt;[.C$35]" style:apply-style-name="Untitled1" style:base-cell-address="Sheet1.C43"/>
      <style:map style:condition="cell-content()&lt;[.C$35]" style:apply-style-name="Untitled2" style:base-cell-address="Sheet1.C43"/>
    </style:style>
    <style:style style:name="ce37" style:family="table-cell" style:parent-style-name="Default" style:data-style-name="N3">
      <style:map style:condition="cell-content()&gt;[.C$35]" style:apply-style-name="Untitled1" style:base-cell-address="Sheet1.C44"/>
      <style:map style:condition="cell-content()&lt;[.C$35]" style:apply-style-name="Untitled2" style:base-cell-address="Sheet1.C44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D9"/>
      <style:map style:condition="cell-content()&lt;1" style:apply-style-name="Untitled2" style:base-cell-address="Sheet1.D9"/>
    </style:style>
    <style:style style:name="ce39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D10"/>
    </style:style>
    <style:style style:name="ce40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8"/>
    </style:style>
    <style:style style:name="ce41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19"/>
    </style:style>
    <style:style style:name="ce42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D26"/>
    </style:style>
    <style:style style:name="ce43" style:family="table-cell" style:parent-style-name="Default" style:data-style-name="N112"/>
    <style:style style:name="ce44" style:family="table-cell" style:parent-style-name="Default">
      <style:table-cell-properties fo:border-bottom="none" fo:border-left="0.06pt solid #000000" fo:border-right="0.06pt solid #000000" fo:border-top="none"/>
      <style:map style:condition="cell-content()&gt;[.$B4]" style:apply-style-name="Untitled2" style:base-cell-address="Sheet1.E9"/>
      <style:map style:condition="cell-content()&lt;1" style:apply-style-name="Untitled2" style:base-cell-address="Sheet1.E9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map style:condition="cell-content()&lt;1" style:apply-style-name="Untitled2" style:base-cell-address="Sheet1.E10"/>
    </style:style>
    <style:style style:name="ce46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8"/>
    </style:style>
    <style:style style:name="ce47" style:family="table-cell" style:parent-style-name="Default" style:data-style-name="N3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19"/>
    </style:style>
    <style:style style:name="ce48" style:family="table-cell" style:parent-style-name="Default">
      <style:table-cell-properties fo:border-bottom="none" fo:border-left="0.06pt solid #000000" fo:border-right="0.06pt solid #000000" fo:border-top="none"/>
      <style:map style:condition="cell-content()&lt;0" style:apply-style-name="Untitled2" style:base-cell-address="Sheet1.E26"/>
    </style:style>
    <style:style style:name="ce49" style:family="table-cell" style:parent-style-name="Default" style:data-style-name="N112">
      <style:table-cell-properties fo:background-color="#ffff99"/>
    </style:style>
    <style:style style:name="ce50" style:family="table-cell" style:parent-style-name="Default" style:data-style-name="N3">
      <style:table-cell-properties fo:background-color="#ffff99"/>
    </style:style>
    <style:style style:name="ce51" style:family="table-cell" style:parent-style-name="Default" style:data-style-name="N3">
      <style:table-cell-properties fo:background-color="#ffff99"/>
      <style:map style:condition="is-true-formula([.C41]&gt;=[.C$35])" style:apply-style-name="Untitled1" style:base-cell-address="Sheet1.G41"/>
      <style:map style:condition="is-true-formula([.C41]&lt;[.C$35])" style:apply-style-name="Untitled2" style:base-cell-address="Sheet1.G4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table:style-name="ce1" office:value-type="string" calcext:value-type="string">
            <text:p>Kafka Cloud Calculator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Allows you to perform projections on cluster sizes based on projected throughput</text:p>
          </table:table-cell>
          <table:table-cell table:number-columns-repeated="8"/>
        </table:table-row>
        <table:table-row table:style-name="ro2">
          <table:table-cell table:style-name="ce3"/>
          <table:table-cell table:number-columns-repeated="8"/>
        </table:table-row>
        <table:table-row table:style-name="ro2">
          <table:table-cell table:style-name="ce3" office:value-type="string" calcext:value-type="string">
            <text:p>Number of brokers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8"/>
        </table:table-row>
        <table:table-row table:style-name="ro3">
          <table:table-cell table:style-name="ce4" office:value-type="string" calcext:value-type="string">
            <text:p>Topics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Add topics by copying columns in this section</text:p>
          </table:table-cell>
          <table:table-cell table:number-columns-repeated="8"/>
        </table:table-row>
        <table:table-row table:style-name="ro2">
          <table:table-cell table:style-name="ce6" office:value-type="string" calcext:value-type="string">
            <text:p>Topic name</text:p>
          </table:table-cell>
          <table:table-cell table:style-name="ce15" office:value-type="string" calcext:value-type="string">
            <text:p>ingest</text:p>
          </table:table-cell>
          <table:table-cell table:style-name="ce15" office:value-type="string" calcext:value-type="string">
            <text:p>metrics</text:p>
          </table:table-cell>
          <table:table-cell table:style-name="ce15" office:value-type="string" calcext:value-type="string">
            <text:p>logs</text:p>
          </table:table-cell>
          <table:table-cell table:style-name="ce15" office:value-type="string" calcext:value-type="string">
            <text:p>transac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lication factor</text:p>
          </table:table-cell>
          <table:table-cell table:style-name="ce16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 partitions</text:p>
          </table:table-cell>
          <table:table-cell table:style-name="ce17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39" office:value-type="float" office:value="100" calcext:value-type="float">
            <text:p>100</text:p>
          </table:table-cell>
          <table:table-cell table:style-name="ce45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rtition replicas</text:p>
          </table:table-cell>
          <table:table-cell table:style-name="ce18" table:formula="of:=MAX([.B10];0)*MAX([.B9];0)" office:value-type="float" office:value="80" calcext:value-type="float">
            <text:p>80</text:p>
          </table:table-cell>
          <table:table-cell table:style-name="ce18" table:formula="of:=MAX([.C10];0)*MAX([.C9];0)" office:value-type="float" office:value="300" calcext:value-type="float">
            <text:p>300</text:p>
          </table:table-cell>
          <table:table-cell table:style-name="ce18" table:formula="of:=MAX([.D10];0)*MAX([.D9];0)" office:value-type="float" office:value="200" calcext:value-type="float">
            <text:p>200</text:p>
          </table:table-cell>
          <table:table-cell table:style-name="ce18" table:formula="of:=MAX([.E10];0)*MAX([.E9];0)" office:value-type="float" office:value="300" calcext:value-type="float">
            <text:p>300</text:p>
          </table:table-cell>
          <table:table-cell table:number-columns-repeated="4"/>
        </table:table-row>
        <table:table-row table:style-name="ro5">
          <table:table-cell/>
          <table:table-cell table:style-name="ce7" table:number-columns-repeated="4"/>
          <table:table-cell table:number-columns-repeated="4"/>
        </table:table-row>
        <table:table-row table:style-name="ro2">
          <table:table-cell table:style-name="ce8" office:value-type="string" calcext:value-type="string">
            <text:p>Assuming even distribution of partitions</text:p>
          </table:table-cell>
          <table:table-cell table:style-name="ce7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Max partitions replicas per broker</text:p>
          </table:table-cell>
          <table:table-cell table:style-name="ce18" table:formula="of:=ROUNDUP([.B11]/[.$B4];0)" office:value-type="float" office:value="27" calcext:value-type="float">
            <text:p>27</text:p>
          </table:table-cell>
          <table:table-cell table:style-name="ce18" table:formula="of:=ROUNDUP([.C11]/[.$B4];0)" office:value-type="float" office:value="100" calcext:value-type="float">
            <text:p>100</text:p>
          </table:table-cell>
          <table:table-cell table:style-name="ce18" table:formula="of:=ROUNDUP([.D11]/[.$B4];0)" office:value-type="float" office:value="67" calcext:value-type="float">
            <text:p>67</text:p>
          </table:table-cell>
          <table:table-cell table:style-name="ce18" table:formula="of:=ROUNDUP([.E11]/[.$B4];0)"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 leaders per broker</text:p>
          </table:table-cell>
          <table:table-cell table:style-name="ce18" table:formula="of:=ROUNDUP(MAX([.B10];0)/[.$B4])" office:value-type="float" office:value="14" calcext:value-type="float">
            <text:p>14</text:p>
          </table:table-cell>
          <table:table-cell table:style-name="ce18" table:formula="of:=ROUNDUP(MAX([.C10];0)/[.$B4])" office:value-type="float" office:value="34" calcext:value-type="float">
            <text:p>34</text:p>
          </table:table-cell>
          <table:table-cell table:style-name="ce18" table:formula="of:=ROUNDUP(MAX([.D10];0)/[.$B4])" office:value-type="float" office:value="34" calcext:value-type="float">
            <text:p>34</text:p>
          </table:table-cell>
          <table:table-cell table:style-name="ce18" table:formula="of:=ROUNDUP(MAX([.E10];0)/[.$B4])" office:value-type="float" office:value="34" calcext:value-type="float">
            <text:p>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n-leader replicas</text:p>
          </table:table-cell>
          <table:table-cell table:style-name="ce18" table:formula="of:=MAX([.B14]-[.B15];0)" office:value-type="float" office:value="13" calcext:value-type="float">
            <text:p>13</text:p>
          </table:table-cell>
          <table:table-cell table:style-name="ce18" table:formula="of:=MAX([.C14]-[.C15];0)" office:value-type="float" office:value="66" calcext:value-type="float">
            <text:p>66</text:p>
          </table:table-cell>
          <table:table-cell table:style-name="ce18" table:formula="of:=MAX([.D14]-[.D15];0)" office:value-type="float" office:value="33" calcext:value-type="float">
            <text:p>33</text:p>
          </table:table-cell>
          <table:table-cell table:style-name="ce18" table:formula="of:=MAX([.E14]-[.E15];0)" office:value-type="float" office:value="66" calcext:value-type="float">
            <text:p>66</text:p>
          </table:table-cell>
          <table:table-cell table:number-columns-repeated="4"/>
        </table:table-row>
        <table:table-row table:style-name="ro2">
          <table:table-cell/>
          <table:table-cell table:style-name="ce7" table:number-columns-repeated="4"/>
          <table:table-cell table:number-columns-repeated="4"/>
        </table:table-row>
        <table:table-row table:style-name="ro2">
          <table:table-cell office:value-type="string" calcext:value-type="string">
            <text:p>Target msg/s</text:p>
          </table:table-cell>
          <table:table-cell table:style-name="ce19" office:value-type="float" office:value="25000" calcext:value-type="float">
            <text:p>25,000</text:p>
          </table:table-cell>
          <table:table-cell table:style-name="ce31" office:value-type="float" office:value="12500" calcext:value-type="float">
            <text:p>12,500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6" office:value-type="float" office:value="1000" calcext:value-type="float">
            <text:p>1,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ssage size (bytes)</text:p>
          </table:table-cell>
          <table:table-cell table:style-name="ce20" office:value-type="float" office:value="2000" calcext:value-type="float">
            <text:p>2,000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total (bps)</text:p>
          </table:table-cell>
          <table:table-cell table:style-name="ce21" table:formula="of:=MAX([.B18];0)*MAX([.B19];0)" office:value-type="float" office:value="50000000" calcext:value-type="float">
            <text:p>50,000,000</text:p>
          </table:table-cell>
          <table:table-cell table:style-name="ce21" table:formula="of:=MAX([.C18];0)*MAX([.C19];0)" office:value-type="float" office:value="0" calcext:value-type="float">
            <text:p>0</text:p>
          </table:table-cell>
          <table:table-cell table:style-name="ce21" table:formula="of:=MAX([.D18];0)*MAX([.D19];0)" office:value-type="float" office:value="0" calcext:value-type="float">
            <text:p>0</text:p>
          </table:table-cell>
          <table:table-cell table:style-name="ce21" table:formula="of:=MAX([.E18];0)*MAX([.E19]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put per partition (bps)</text:p>
          </table:table-cell>
          <table:table-cell table:style-name="ce21" table:formula="of:=ROUND([.B20]/[.B10];0)" office:value-type="float" office:value="1250000" calcext:value-type="float">
            <text:p>1,250,000</text:p>
          </table:table-cell>
          <table:table-cell table:style-name="ce21" table:formula="of:=ROUND([.C20]/[.C10];0)" office:value-type="float" office:value="0" calcext:value-type="float">
            <text:p>0</text:p>
          </table:table-cell>
          <table:table-cell table:style-name="ce21" table:formula="of:=ROUND([.D20]/[.D10];0)" office:value-type="float" office:value="0" calcext:value-type="float">
            <text:p>0</text:p>
          </table:table-cell>
          <table:table-cell table:style-name="ce21" table:formula="of:=ROUND([.E20]/[.E10]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ytes in per broker (bps) – Producers</text:p>
          </table:table-cell>
          <table:table-cell table:style-name="ce21" table:formula="of:=[.B$21]*[.B$15]" office:value-type="float" office:value="17500000" calcext:value-type="float">
            <text:p>17,500,000</text:p>
          </table:table-cell>
          <table:table-cell table:style-name="ce21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ytes in per broker (bps) – Replication</text:p>
          </table:table-cell>
          <table:table-cell table:style-name="ce21" table:formula="of:=[.B$21]*[.B$16]" office:value-type="float" office:value="16250000" calcext:value-type="float">
            <text:p>16,250,000</text:p>
          </table:table-cell>
          <table:table-cell table:style-name="ce21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Bytes in per broker (bps) – Total</text:p>
          </table:table-cell>
          <table:table-cell table:style-name="ce21" table:formula="of:=[.B$21]*[.B$14]" office:value-type="float" office:value="33750000" calcext:value-type="float">
            <text:p>33,750,000</text:p>
          </table:table-cell>
          <table:table-cell table:style-name="ce21" table:formula="of:=[.C$21]*[.C$14]" office:value-type="float" office:value="0" calcext:value-type="float">
            <text:p>0</text:p>
          </table:table-cell>
          <table:table-cell table:style-name="ce21" table:formula="of:=[.D$21]*[.D$14]" office:value-type="float" office:value="0" calcext:value-type="float">
            <text:p>0</text:p>
          </table:table-cell>
          <table:table-cell table:style-name="ce21" table:formula="of:=[.E$21]*[.E$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22" table:number-columns-repeated="4"/>
          <table:table-cell table:number-columns-repeated="4"/>
        </table:table-row>
        <table:table-row table:style-name="ro2">
          <table:table-cell table:style-name="ce9" office:value-type="string" calcext:value-type="string">
            <text:p>Consumer systems (consumer groups)</text:p>
          </table:table-cell>
          <table:table-cell table:style-name="ce2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umer Out (bps)</text:p>
          </table:table-cell>
          <table:table-cell table:style-name="ce21" table:formula="of:=MAX([.B26];0)*[.B22]" office:value-type="float" office:value="35000000" calcext:value-type="float">
            <text:p>35,000,000</text:p>
          </table:table-cell>
          <table:table-cell table:style-name="ce21" table:formula="of:=MAX([.C26];0)*[.C24]" office:value-type="float" office:value="0" calcext:value-type="float">
            <text:p>0</text:p>
          </table:table-cell>
          <table:table-cell table:style-name="ce21" table:formula="of:=MAX([.D26];0)*[.D24]" office:value-type="float" office:value="0" calcext:value-type="float">
            <text:p>0</text:p>
          </table:table-cell>
          <table:table-cell table:style-name="ce21" table:formula="of:=MAX([.E26];0)*[.E2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9"/>
          <table:table-cell table:style-name="ce7" table:number-columns-repeated="4"/>
          <table:table-cell table:number-columns-repeated="4"/>
        </table:table-row>
        <table:table-row table:style-name="ro2">
          <table:table-cell table:style-name="ce10" office:value-type="string" calcext:value-type="string">
            <text:p>Replication (bps)</text:p>
          </table:table-cell>
          <table:table-cell table:style-name="ce24" table:formula="of:=[.B24]*([.B9]-1)" office:value-type="float" office:value="33750000" calcext:value-type="float">
            <text:p>33,750,000</text:p>
          </table:table-cell>
          <table:table-cell table:style-name="ce24" table:formula="of:=[.C24]*([.C9]-1)" office:value-type="float" office:value="0" calcext:value-type="float">
            <text:p>0</text:p>
          </table:table-cell>
          <table:table-cell table:style-name="ce24" table:formula="of:=[.D24]*([.D9]-1)" office:value-type="float" office:value="0" calcext:value-type="float">
            <text:p>0</text:p>
          </table:table-cell>
          <table:table-cell table:style-name="ce24" table:formula="of:=[.E24]*([.E9]-1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11"/>
          <table:table-cell table:style-name="ce25"/>
          <table:table-cell table:number-columns-repeated="7"/>
        </table:table-row>
        <table:table-row table:style-name="ro2">
          <table:table-cell table:style-name="ce12" office:value-type="string" calcext:value-type="string">
            <text:p>Broker Throughput</text:p>
          </table:table-cell>
          <table:table-cell table:style-name="ce26" office:value-type="string" calcext:value-type="string">
            <text:p>Bytes</text:p>
          </table:table-cell>
          <table:table-cell table:style-name="ce12" office:value-type="string" calcext:value-type="string">
            <text:p>Bi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</text:p>
          </table:table-cell>
          <table:table-cell table:style-name="ce21" table:formula="of:=SUM([.B24:.Z24])" office:value-type="float" office:value="33750000" calcext:value-type="float">
            <text:p>33,750,000</text:p>
          </table:table-cell>
          <table:table-cell table:style-name="ce21" table:formula="of:=[.$B32]*8" office:value-type="float" office:value="270000000" calcext:value-type="float">
            <text:p>270,000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consumers)</text:p>
          </table:table-cell>
          <table:table-cell table:style-name="ce21" table:formula="of:=SUM([.B27:.Z27])" office:value-type="float" office:value="35000000" calcext:value-type="float">
            <text:p>35,000,000</text:p>
          </table:table-cell>
          <table:table-cell table:style-name="ce21" table:formula="of:=[.B33]*8" office:value-type="float" office:value="280000000" calcext:value-type="float">
            <text:p>280,000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ut (replication)*</text:p>
          </table:table-cell>
          <table:table-cell table:style-name="ce21" table:formula="of:=SUM([.B29:.Z29])" office:value-type="float" office:value="33750000" calcext:value-type="float">
            <text:p>33,750,000</text:p>
          </table:table-cell>
          <table:table-cell table:style-name="ce21" table:formula="of:=[.C32]*([.$B9]-1)" office:value-type="float" office:value="270000000" calcext:value-type="float">
            <text:p>270,000,000</text:p>
          </table:table-cell>
          <table:table-cell table:number-columns-repeated="6"/>
        </table:table-row>
        <table:table-row table:style-name="ro2">
          <table:table-cell table:style-name="ce13" office:value-type="string" calcext:value-type="string">
            <text:p>Total traffic network interface</text:p>
          </table:table-cell>
          <table:table-cell table:style-name="ce27" table:formula="of:=SUM([.B32:.B34])" office:value-type="float" office:value="102500000" calcext:value-type="float">
            <text:p>102,500,000</text:p>
          </table:table-cell>
          <table:table-cell table:style-name="ce27" table:formula="of:=SUM([.C32:.C34])" office:value-type="float" office:value="820000000" calcext:value-type="float">
            <text:p>820,000,000</text:p>
          </table:table-cell>
          <table:table-cell table:number-columns-repeated="6"/>
        </table:table-row>
        <table:table-row table:style-name="ro6">
          <table:table-cell table:style-name="ce5" office:value-type="string" calcext:value-type="string">
            <text:p>*Azure performs traffic accounting differently from in-cluster to out-of-cluster on network interfaces, so this may be discounted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3">
          <table:table-cell table:style-name="ce4" office:value-type="string" calcext:value-type="string">
            <text:p>Instances</text:p>
          </table:table-cell>
          <table:table-cell table:number-columns-repeated="8"/>
        </table:table-row>
        <table:table-row table:style-name="ro4">
          <table:table-cell table:style-name="ce5" office:value-type="string" calcext:value-type="string">
            <text:p>Describe your instance types and pricing here</text:p>
          </table:table-cell>
          <table:table-cell table:number-columns-repeated="8"/>
        </table:table-row>
        <table:table-row table:style-name="ro7">
          <table:table-cell table:style-name="ce14" office:value-type="string" calcext:value-type="string">
            <text:p>Instance Type</text:p>
          </table:table-cell>
          <table:table-cell table:style-name="ce14" office:value-type="string" calcext:value-type="string">
            <text:p>Network capacity (Mbps)</text:p>
          </table:table-cell>
          <table:table-cell table:style-name="ce14" office:value-type="string" calcext:value-type="string">
            <text:p>Bits/s</text:p>
          </table:table-cell>
          <table:table-cell table:style-name="ce14" office:value-type="string" calcext:value-type="string">
            <text:p>Hourly Cost per node</text:p>
          </table:table-cell>
          <table:table-cell table:style-name="ce14" office:value-type="string" calcext:value-type="string">
            <text:p>Daily Cost per Node</text:p>
          </table:table-cell>
          <table:table-cell table:style-name="ce14" office:value-type="string" calcext:value-type="string">
            <text:p>Total Monthly Cost</text:p>
          </table:table-cell>
          <table:table-cell table:style-name="ce14" office:value-type="string" calcext:value-type="string">
            <text:p>Total Annual cost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4m_v2</text:p>
          </table:table-cell>
          <table:table-cell table:style-name="ce28" office:value-type="float" office:value="1000" calcext:value-type="float">
            <text:p>1,000</text:p>
          </table:table-cell>
          <table:table-cell table:style-name="ce34" table:formula="of:=[.B41]*1000000" office:value-type="float" office:value="1000000000" calcext:value-type="float">
            <text:p>1,000,000,000</text:p>
          </table:table-cell>
          <table:table-cell table:style-name="ce43" office:value-type="float" office:value="0.26" calcext:value-type="float">
            <text:p>0.260</text:p>
          </table:table-cell>
          <table:table-cell table:style-name="ce49" table:formula="of:=[.D41]*24" office:value-type="float" office:value="6.24" calcext:value-type="float">
            <text:p>6.240</text:p>
          </table:table-cell>
          <table:table-cell table:style-name="ce50" table:formula="of:=[.E41]*30*[.$B$4]" office:value-type="float" office:value="561.6" calcext:value-type="float">
            <text:p>562</text:p>
          </table:table-cell>
          <table:table-cell table:style-name="ce51" table:formula="of:=[.E41]*365*[.$B$4]" office:value-type="float" office:value="6832.8" calcext:value-type="float">
            <text:p>6,833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A8m_v2</text:p>
          </table:table-cell>
          <table:table-cell table:style-name="ce28" office:value-type="float" office:value="2000" calcext:value-type="float">
            <text:p>2,000</text:p>
          </table:table-cell>
          <table:table-cell table:style-name="ce35" table:formula="of:=[.B42]*1000000" office:value-type="float" office:value="2000000000" calcext:value-type="float">
            <text:p>2,000,000,000</text:p>
          </table:table-cell>
          <table:table-cell table:style-name="ce43" office:value-type="float" office:value="0.546" calcext:value-type="float">
            <text:p>0.546</text:p>
          </table:table-cell>
          <table:table-cell table:style-name="ce49" table:formula="of:=[.D42]*24" office:value-type="float" office:value="13.104" calcext:value-type="float">
            <text:p>13.104</text:p>
          </table:table-cell>
          <table:table-cell table:style-name="ce50" table:formula="of:=[.E42]*30*[.$B$4]" office:value-type="float" office:value="1179.36" calcext:value-type="float">
            <text:p>1,179</text:p>
          </table:table-cell>
          <table:table-cell table:style-name="ce51" table:formula="of:=[.E42]*365*[.$B$4]" office:value-type="float" office:value="14348.88" calcext:value-type="float">
            <text:p>14,34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4_v2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6" table:formula="of:=[.B43]*1000000" office:value-type="float" office:value="6000000000" calcext:value-type="float">
            <text:p>6,000,000,000</text:p>
          </table:table-cell>
          <table:table-cell table:style-name="ce43" office:value-type="float" office:value="0.544" calcext:value-type="float">
            <text:p>0.544</text:p>
          </table:table-cell>
          <table:table-cell table:style-name="ce49" table:formula="of:=[.D43]*24" office:value-type="float" office:value="13.056" calcext:value-type="float">
            <text:p>13.056</text:p>
          </table:table-cell>
          <table:table-cell table:style-name="ce50" table:formula="of:=[.E43]*30*[.$B$4]" office:value-type="float" office:value="1175.04" calcext:value-type="float">
            <text:p>1,175</text:p>
          </table:table-cell>
          <table:table-cell table:style-name="ce51" table:formula="of:=[.E43]*365*[.$B$4]" office:value-type="float" office:value="14296.32" calcext:value-type="float">
            <text:p>14,29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ndard_D5_v2</text:p>
          </table:table-cell>
          <table:table-cell table:style-name="ce28" office:value-type="float" office:value="12000" calcext:value-type="float">
            <text:p>12,000</text:p>
          </table:table-cell>
          <table:table-cell table:style-name="ce37" table:formula="of:=[.B44]*1000000" office:value-type="float" office:value="12000000000" calcext:value-type="float">
            <text:p>12,000,000,000</text:p>
          </table:table-cell>
          <table:table-cell table:style-name="ce43" office:value-type="float" office:value="1.087" calcext:value-type="float">
            <text:p>1.087</text:p>
          </table:table-cell>
          <table:table-cell table:style-name="ce49" table:formula="of:=[.D44]*24" office:value-type="float" office:value="26.088" calcext:value-type="float">
            <text:p>26.088</text:p>
          </table:table-cell>
          <table:table-cell table:style-name="ce50" table:formula="of:=[.E44]*30*[.$B$4]" office:value-type="float" office:value="2347.92" calcext:value-type="float">
            <text:p>2,348</text:p>
          </table:table-cell>
          <table:table-cell table:style-name="ce51" table:formula="of:=[.E44]*365*[.$B$4]" office:value-type="float" office:value="28566.36" calcext:value-type="float">
            <text:p>28,566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3" office:value-type="string" calcext:value-type="string">
            <text:p>Storage</text:p>
          </table:table-cell>
          <table:table-cell table:number-columns-repeated="8"/>
        </table:table-row>
        <calcext:conditional-formats>
          <calcext:conditional-format calcext:target-range-address="Sheet1.C41:Sheet1.C41">
            <calcext:condition calcext:apply-style-name="Untitled1" calcext:value="&gt;[.C$35]" calcext:base-cell-address="Sheet1.C41"/>
            <calcext:condition calcext:apply-style-name="Untitled2" calcext:value="&lt;[.C$35]" calcext:base-cell-address="Sheet1.C41"/>
          </calcext:conditional-format>
          <calcext:conditional-format calcext:target-range-address="Sheet1.C42:Sheet1.C42">
            <calcext:condition calcext:apply-style-name="Untitled1" calcext:value="&gt;[.C$35]" calcext:base-cell-address="Sheet1.C42"/>
            <calcext:condition calcext:apply-style-name="Untitled2" calcext:value="&lt;[.C$35]" calcext:base-cell-address="Sheet1.C42"/>
          </calcext:conditional-format>
          <calcext:conditional-format calcext:target-range-address="Sheet1.C43:Sheet1.C43">
            <calcext:condition calcext:apply-style-name="Untitled1" calcext:value="&gt;[.C$35]" calcext:base-cell-address="Sheet1.C43"/>
            <calcext:condition calcext:apply-style-name="Untitled2" calcext:value="&lt;[.C$35]" calcext:base-cell-address="Sheet1.C43"/>
          </calcext:conditional-format>
          <calcext:conditional-format calcext:target-range-address="Sheet1.C44:Sheet1.C44">
            <calcext:condition calcext:apply-style-name="Untitled1" calcext:value="&gt;[.C$35]" calcext:base-cell-address="Sheet1.C44"/>
            <calcext:condition calcext:apply-style-name="Untitled2" calcext:value="&lt;[.C$35]" calcext:base-cell-address="Sheet1.C44"/>
          </calcext:conditional-format>
          <calcext:conditional-format calcext:target-range-address="Sheet1.G41:Sheet1.G44">
            <calcext:condition calcext:apply-style-name="Untitled1" calcext:value="formula-is([.C41]&gt;=[.C$35])" calcext:base-cell-address="Sheet1.G41"/>
            <calcext:condition calcext:apply-style-name="Untitled2" calcext:value="formula-is([.C41]&lt;[.C$35])" calcext:base-cell-address="Sheet1.G41"/>
          </calcext:conditional-format>
          <calcext:conditional-format calcext:target-range-address="Sheet1.C9:Sheet1.C9">
            <calcext:condition calcext:apply-style-name="Untitled2" calcext:value="&gt;[.$B4]" calcext:base-cell-address="Sheet1.C9"/>
            <calcext:condition calcext:apply-style-name="Untitled2" calcext:value="&lt;1" calcext:base-cell-address="Sheet1.C9"/>
          </calcext:conditional-format>
          <calcext:conditional-format calcext:target-range-address="Sheet1.C10:Sheet1.C10">
            <calcext:condition calcext:apply-style-name="Untitled2" calcext:value="&lt;1" calcext:base-cell-address="Sheet1.C10"/>
          </calcext:conditional-format>
          <calcext:conditional-format calcext:target-range-address="Sheet1.C18:Sheet1.C18">
            <calcext:condition calcext:apply-style-name="Untitled2" calcext:value="&lt;0" calcext:base-cell-address="Sheet1.C18"/>
          </calcext:conditional-format>
          <calcext:conditional-format calcext:target-range-address="Sheet1.C19:Sheet1.C19">
            <calcext:condition calcext:apply-style-name="Untitled2" calcext:value="&lt;0" calcext:base-cell-address="Sheet1.C19"/>
          </calcext:conditional-format>
          <calcext:conditional-format calcext:target-range-address="Sheet1.C26:Sheet1.C26">
            <calcext:condition calcext:apply-style-name="Untitled2" calcext:value="&lt;0" calcext:base-cell-address="Sheet1.C26"/>
          </calcext:conditional-format>
          <calcext:conditional-format calcext:target-range-address="Sheet1.B9:Sheet1.B9">
            <calcext:condition calcext:apply-style-name="Untitled2" calcext:value="&gt;[.$B4]" calcext:base-cell-address="Sheet1.B9"/>
            <calcext:condition calcext:apply-style-name="Untitled2" calcext:value="&lt;1" calcext:base-cell-address="Sheet1.B9"/>
          </calcext:conditional-format>
          <calcext:conditional-format calcext:target-range-address="Sheet1.B10:Sheet1.B10">
            <calcext:condition calcext:apply-style-name="Untitled2" calcext:value="&lt;1" calcext:base-cell-address="Sheet1.B10"/>
          </calcext:conditional-format>
          <calcext:conditional-format calcext:target-range-address="Sheet1.B18:Sheet1.B18">
            <calcext:condition calcext:apply-style-name="Untitled2" calcext:value="&lt;0" calcext:base-cell-address="Sheet1.B18"/>
          </calcext:conditional-format>
          <calcext:conditional-format calcext:target-range-address="Sheet1.B19:Sheet1.B19">
            <calcext:condition calcext:apply-style-name="Untitled2" calcext:value="&lt;0" calcext:base-cell-address="Sheet1.B19"/>
          </calcext:conditional-format>
          <calcext:conditional-format calcext:target-range-address="Sheet1.B26:Sheet1.B26">
            <calcext:condition calcext:apply-style-name="Untitled2" calcext:value="&lt;0" calcext:base-cell-address="Sheet1.B26"/>
          </calcext:conditional-format>
          <calcext:conditional-format calcext:target-range-address="Sheet1.D9:Sheet1.D9">
            <calcext:condition calcext:apply-style-name="Untitled2" calcext:value="&gt;[.$B4]" calcext:base-cell-address="Sheet1.D9"/>
            <calcext:condition calcext:apply-style-name="Untitled2" calcext:value="&lt;1" calcext:base-cell-address="Sheet1.D9"/>
          </calcext:conditional-format>
          <calcext:conditional-format calcext:target-range-address="Sheet1.D10:Sheet1.D10">
            <calcext:condition calcext:apply-style-name="Untitled2" calcext:value="&lt;1" calcext:base-cell-address="Sheet1.D10"/>
          </calcext:conditional-format>
          <calcext:conditional-format calcext:target-range-address="Sheet1.D18:Sheet1.D18">
            <calcext:condition calcext:apply-style-name="Untitled2" calcext:value="&lt;0" calcext:base-cell-address="Sheet1.D18"/>
          </calcext:conditional-format>
          <calcext:conditional-format calcext:target-range-address="Sheet1.D19:Sheet1.D19">
            <calcext:condition calcext:apply-style-name="Untitled2" calcext:value="&lt;0" calcext:base-cell-address="Sheet1.D19"/>
          </calcext:conditional-format>
          <calcext:conditional-format calcext:target-range-address="Sheet1.D26:Sheet1.D26">
            <calcext:condition calcext:apply-style-name="Untitled2" calcext:value="&lt;0" calcext:base-cell-address="Sheet1.D26"/>
          </calcext:conditional-format>
          <calcext:conditional-format calcext:target-range-address="Sheet1.E9:Sheet1.E9">
            <calcext:condition calcext:apply-style-name="Untitled2" calcext:value="&gt;[.$B4]" calcext:base-cell-address="Sheet1.E9"/>
            <calcext:condition calcext:apply-style-name="Untitled2" calcext:value="&lt;1" calcext:base-cell-address="Sheet1.E9"/>
          </calcext:conditional-format>
          <calcext:conditional-format calcext:target-range-address="Sheet1.E10:Sheet1.E10">
            <calcext:condition calcext:apply-style-name="Untitled2" calcext:value="&lt;1" calcext:base-cell-address="Sheet1.E10"/>
          </calcext:conditional-format>
          <calcext:conditional-format calcext:target-range-address="Sheet1.E18:Sheet1.E18">
            <calcext:condition calcext:apply-style-name="Untitled2" calcext:value="&lt;0" calcext:base-cell-address="Sheet1.E18"/>
          </calcext:conditional-format>
          <calcext:conditional-format calcext:target-range-address="Sheet1.E19:Sheet1.E19">
            <calcext:condition calcext:apply-style-name="Untitled2" calcext:value="&lt;0" calcext:base-cell-address="Sheet1.E19"/>
          </calcext:conditional-format>
          <calcext:conditional-format calcext:target-range-address="Sheet1.E26:Sheet1.E26">
            <calcext:condition calcext:apply-style-name="Untitled2" calcext:value="&lt;0" calcext:base-cell-address="Sheet1.E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6:47:14.526239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6:12:29.301175018</meta:creation-date>
    <dc:date>2019-01-22T16:49:43.226028203</dc:date>
    <meta:editing-duration>PT1H45M50S</meta:editing-duration>
    <meta:editing-cycles>17</meta:editing-cycles>
    <meta:generator>LibreOffice/5.1.6.2$Linux_X86_64 LibreOffice_project/10m0$Build-2</meta:generator>
    <meta:document-statistic meta:table-count="1" meta:cell-count="140" meta:object-count="0"/>
  </office:meta>
</office:document-meta>
</file>